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11:14:11.582317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28T15:07:28.585780041</dc:date>
    <meta:editing-duration>PT7H36M45S</meta:editing-duration>
    <meta:editing-cycles>64</meta:editing-cycles>
    <meta:generator>LibreOffice/5.1.6.2$Linux_X86_64 LibreOffice_project/10m0$Build-2</meta:generator>
    <meta:document-statistic meta:table-count="9" meta:cell-count="1593" meta:object-count="0"/>
  </office:meta>
</office:document-meta>
</file>